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eb59" officeooo:paragraph-rsid="000beb59"/>
    </style:style>
    <style:style style:name="P2" style:family="paragraph" style:parent-style-name="Standard">
      <style:paragraph-properties fo:line-height="200%" fo:text-align="center" style:justify-single-word="false" fo:text-indent="0.5in" style:auto-text-indent="true"/>
      <style:text-properties officeooo:rsid="000d3a3c" officeooo:paragraph-rsid="000d3a3c"/>
    </style:style>
    <style:style style:name="P3"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beb59" officeooo:paragraph-rsid="000beb59" style:font-weight-asian="bold" style:font-weight-complex="bold"/>
    </style:style>
    <style:style style:name="P4" style:family="paragraph" style:parent-style-name="Standard">
      <style:paragraph-properties fo:line-height="200%" fo:text-align="start" style:justify-single-word="false" fo:text-indent="0.5in" style:auto-text-indent="true"/>
      <style:text-properties style:text-underline-style="none" fo:font-weight="normal" officeooo:rsid="000beb59" officeooo:paragraph-rsid="000beb59" style:font-weight-asian="normal" style:font-weight-complex="normal"/>
    </style:style>
    <style:style style:name="P5" style:family="paragraph" style:parent-style-name="Standard">
      <style:paragraph-properties fo:line-height="200%" fo:text-align="start" style:justify-single-word="false" fo:text-indent="0.5in" style:auto-text-indent="true"/>
      <style:text-properties fo:font-style="italic" style:text-underline-style="none" fo:font-weight="normal" officeooo:rsid="000bf81b" officeooo:paragraph-rsid="000beb59" style:font-style-asian="italic" style:font-weight-asian="normal" style:font-style-complex="italic" style:font-weight-complex="normal"/>
    </style:style>
    <style:style style:name="P6" style:family="paragraph" style:parent-style-name="Standard">
      <style:paragraph-properties fo:line-height="200%" fo:text-align="start" style:justify-single-word="false" fo:text-indent="0.5in" style:auto-text-indent="true"/>
      <style:text-properties fo:font-style="normal" style:text-underline-style="none" fo:font-weight="normal" officeooo:rsid="000bf81b" officeooo:paragraph-rsid="000beb59"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text-indent="0.5in" style:auto-text-indent="true"/>
      <style:text-properties fo:font-style="normal" style:text-underline-style="solid" style:text-underline-width="auto" style:text-underline-color="font-color" fo:font-weight="bold" officeooo:rsid="000bf81b" officeooo:paragraph-rsid="000bf81b" style:font-style-asian="normal" style:font-weight-asian="bold" style:font-style-complex="normal" style:font-weight-complex="bold"/>
    </style:style>
    <style:style style:name="P8" style:family="paragraph" style:parent-style-name="Standard">
      <style:paragraph-properties fo:line-height="200%" fo:text-align="start" style:justify-single-word="false" fo:text-indent="0.5in" style:auto-text-indent="true"/>
      <style:text-properties fo:font-style="normal" style:text-underline-style="none" fo:font-weight="normal" officeooo:rsid="000bf81b" officeooo:paragraph-rsid="000bf81b" style:font-style-asian="normal" style:font-weight-asian="normal" style:font-style-complex="normal" style:font-weight-complex="normal"/>
    </style:style>
    <style:style style:name="P9" style:family="paragraph" style:parent-style-name="Standard">
      <style:paragraph-properties fo:line-height="200%" fo:text-align="start" style:justify-single-word="false" fo:text-indent="0.5in" style:auto-text-indent="true"/>
      <style:text-properties fo:font-style="normal" style:text-underline-style="none" fo:font-weight="normal" officeooo:rsid="000d3a3c" officeooo:paragraph-rsid="000bf81b" style:font-style-asian="normal" style:font-weight-asian="normal" style:font-style-complex="normal" style:font-weight-complex="normal"/>
    </style:style>
    <style:style style:name="P10" style:family="paragraph" style:parent-style-name="Standard">
      <style:paragraph-properties fo:line-height="200%" fo:text-align="start" style:justify-single-word="false" fo:text-indent="0.5in" style:auto-text-indent="true"/>
      <style:text-properties fo:font-style="normal" style:text-underline-style="solid" style:text-underline-width="auto" style:text-underline-color="font-color" fo:font-weight="bold" officeooo:rsid="000d3a3c" officeooo:paragraph-rsid="000d3a3c" style:font-style-asian="normal" style:font-weight-asian="bold" style:font-style-complex="normal" style:font-weight-complex="bold"/>
    </style:style>
    <style:style style:name="P11" style:family="paragraph" style:parent-style-name="Standard">
      <style:paragraph-properties fo:line-height="200%" fo:text-align="start" style:justify-single-word="false" fo:text-indent="0.5in" style:auto-text-indent="true"/>
      <style:text-properties fo:font-style="normal" style:text-underline-style="none" fo:font-weight="normal" officeooo:rsid="000d3a3c" officeooo:paragraph-rsid="000d3a3c" style:font-style-asian="normal" style:font-weight-asian="normal" style:font-style-complex="normal" style:font-weight-complex="normal"/>
    </style:style>
    <style:style style:name="P12" style:family="paragraph" style:parent-style-name="Standard">
      <style:paragraph-properties fo:line-height="200%" fo:text-align="start" style:justify-single-word="false" fo:text-indent="0.5in" style:auto-text-indent="true"/>
      <style:text-properties fo:font-style="normal" style:text-underline-style="solid" style:text-underline-width="auto" style:text-underline-color="font-color" fo:font-weight="bold" officeooo:rsid="000e53f8" officeooo:paragraph-rsid="000e53f8" style:font-style-asian="normal" style:font-weight-asian="bold" style:font-style-complex="normal" style:font-weight-complex="bold"/>
    </style:style>
    <style:style style:name="P13" style:family="paragraph" style:parent-style-name="Standard">
      <style:paragraph-properties fo:line-height="200%" fo:text-align="start" style:justify-single-word="false" fo:text-indent="0.5in" style:auto-text-indent="true"/>
      <style:text-properties fo:font-style="normal" style:text-underline-style="none" fo:font-weight="normal" officeooo:rsid="000e53f8" officeooo:paragraph-rsid="000e53f8" style:font-style-asian="normal" style:font-weight-asian="normal" style:font-style-complex="normal" style:font-weight-complex="normal"/>
    </style:style>
    <style:style style:name="P14" style:family="paragraph" style:parent-style-name="Standard">
      <style:paragraph-properties fo:line-height="200%" fo:text-align="start" style:justify-single-word="false" fo:text-indent="0.5in" style:auto-text-indent="true"/>
      <style:text-properties fo:font-style="italic" style:text-underline-style="none" fo:font-weight="normal" officeooo:rsid="000e53f8" officeooo:paragraph-rsid="000e53f8" style:font-style-asian="italic" style:font-weight-asian="normal" style:font-style-complex="italic" style:font-weight-complex="normal"/>
    </style:style>
    <style:style style:name="T1" style:family="text">
      <style:text-properties officeooo:rsid="000d3a3c"/>
    </style:style>
    <style:style style:name="T2" style:family="text">
      <style:text-properties officeooo:rsid="000bf81b"/>
    </style:style>
    <style:style style:name="T3" style:family="text">
      <style:text-properties fo:font-style="italic" style:font-style-asian="italic" style:font-style-complex="italic"/>
    </style:style>
    <style:style style:name="T4" style:family="text">
      <style:text-properties fo:font-style="italic" officeooo:rsid="000bf81b"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d3a3c" style:font-weight-asian="bold" style:font-weight-complex="bold"/>
    </style:style>
    <style:style style:name="T8" style:family="text">
      <style:text-properties officeooo:rsid="000e53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43 – 6:4 – <text:span text:style-name="T1">Be Perfect</text:span></text:p>
      <text:p text:style-name="P2">Key Verse 5:48</text:p>
      <text:p text:style-name="P3">Preface</text:p>
      <text:p text:style-name="P4"><text:tab/>This week we will be learning about love and giving. The two passages of scripture that we will be going over today are often quoted to us as young Christians. It is a concept in theory that is easy but in practice it is impossible without Christ. We as humans have a knack for seeking attention. We can see this from a really young age as you do not have to teach a child to act up just so all eyes will be on them. As adults some people are just the same, but all of us want some sort of attention at times. It comes natural to us. <text:span text:style-name="T2">We must not do what comes natural to us most of the time, but do as the Lord commands. </text:span></text:p>
      <text:p text:style-name="P3">Vs. 43-44</text:p>
      <text:p text:style-name="P4"><text:tab/>A. Again Jesus says “You have heard it said”. Whenever we see this it is usually accompanied by an Old Testament verse, this time out of Leviticus 19, that was usually fallen below the standard to which it was intended.</text:p>
      <text:p text:style-name="P4"><text:tab/>B. Leviticus 19:18 “18 You shall not take vengeance, nor bear any grudge against the children of your people, but you shall love your neighbor as yourself: I am the Lord.” The only thing the people saw was love your neighbor, but later added hate your enemy. This very famous verse is the second greatest commandment. (read the greatest commandment) <text:span text:style-name="T3">“Jesus replied: “‘Love the Lord your God with all your heart and with all your soul and with all your mind.’ This is the first and greatest commandment. <text:s/>And the second is like it: ‘Love your neighbor as yourself.’ All the Law and the Prophets hang on these two commandments.” </text:span><text:span text:style-name="T4">Matt – 22:37-40</text:span></text:p>
      <text:p text:style-name="P5"><text:span text:style-name="T5"><text:tab/>C. As discussed last week, we need to be willing to turn the other cheek, but go beyond just no seeking revenge, instead pray for those who are against you. As Christians it comes as no surprise that we are persecuted. We are the one true religion and the world hates us.</text:span></text:p>
      <text:p text:style-name="P6"/>
      <text:p text:style-name="P7"><text:soft-page-break/>Vs. 45</text:p>
      <text:p text:style-name="P8"><text:tab/>A. Just and unjust = Righteous and unrighteous = saved and unsaved. In this verse Jesus is making a distinction that there are two separate people forced to live in the same world together. </text:p>
      <text:p text:style-name="P8"><text:tab/>B. The same world that gives us tornados, earthquakes, famines, and hurricanes, also gives us sunshine, wonderful smells, overwhelming warmth, and life sustaining water. We, just like the unsaved, share this planet together. </text:p>
      <text:p text:style-name="P8"><text:tab/>C. We are called the just in this passage, but make no mistake not everything is a curse from God, and also on the contrary not everything is just the way it is. One needs spiritual discernment. Think of how natural disasters have ramped up in recent times along with the push for lgbtq rights. </text:p>
      <text:p text:style-name="P8"><text:s/><text:span text:style-name="T6">Vs. <text:s/>46-</text:span><text:span text:style-name="T7">48</text:span></text:p>
      <text:p text:style-name="P9"><text:tab/>A. Publican = tax collector. Again Jesus goes back to loving your enemy. He is giving examples of how the world even loves it own. Tax collectors love their families, and love those who love them. Therefore Jesus is saying there is not much of a reward there.</text:p>
      <text:p text:style-name="P9"><text:tab/>B. The key to this who part is verse 48. “Be perfect, therefore as your heavenly Father is perfect.” <text:s/>We cannot achieve perfection on our own, but that is the requirement for heaven.</text:p>
      <text:p text:style-name="P9"><text:tab/>C. All of chapter 5 can be summed up in verse 48. Jesus is telling us that the only way to heaven, and the only way back to the Father is perfection. God cannot look upon sin, God cannot stand sin. So what are we to do? Easy Accept Jesus as Lord and Savior. Let his perfection clean us.</text:p>
      <text:p text:style-name="P10">V<text:span text:style-name="T8">s</text:span>. 6:1</text:p>
      <text:p text:style-name="P11"><text:tab/>A. Giving is an essential part of being a Christian. We either give with our time, talent, or reward (tithes), or all of them. We often do this unseen and without charge. We do it because we have been changed.</text:p>
      <text:p text:style-name="P11"><text:tab/>B. Some people like to brag about being humble and doing such things just to get a pat on the back or some worldly praise. We, as Christians are told to not do these things. Our rewards are in heaven no here on earth.</text:p>
      <text:p text:style-name="P12"><text:soft-page-break/>Vs. 2</text:p>
      <text:p text:style-name="P13"><text:tab/>A. Again we go back to verse 6:1, people who only want human approval will often get human approval. It is easy to go with the flow so to speak. It is easy to give your time, talent and reward to humans and get approval from them. It feeds our primal need for attention.</text:p>
      <text:p text:style-name="P13"><text:tab/>B. This is a trap by Satan, however, because He knows the pride that wells inside of us. Jesus tells us something different, something foreign to ourselves. Give quietly, do not do it loudly, do it humbly without pomp and circumstance.</text:p>
      <text:p text:style-name="P12">Vs. 3-4</text:p>
      <text:p text:style-name="P13"><text:tab/>A. When we give we give quietly, we give from the heart that has been changed by the Lord. We give, not because we have to, but because God commands us to. We do no give to seek glory like fortune 500 owners who boast about it. We give to serve Christ and Him crucified.</text:p>
      <text:p text:style-name="P13"><text:tab/>B. Like I stated before. I quoted Matthew 6:19-21 “<text:span text:style-name="T3">19 “Do not store up for yourselves treasures on earth, where moths and vermin destroy, and where thieves break in and steal. 20 But store up for yourselves treasures in heaven, where moths and vermin do not destroy, and where thieves do not break in and steal. 21 For where your treasure is, there your heart will be also.” </text:span></text:p>
      <text:p text:style-name="P14"><text:span text:style-name="T5"><text:tab/>C. As Christians, do not seek earthly reward, but seek out everlasting heavenly reward.</text:span></text:p>
      <text:p text:style-name="P12">Closing</text:p>
      <text:p text:style-name="P13"><text:tab/>Love and giving are apart of the fruit of the Spirit. Believers in Christ all across the world have these two things in common. Whether we have much or little we always love and give to one another because that is what we are commanded to do and what your heart desires now that we have been redeemed. <text:s text:c="2"/>-Prayer_</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2T13:11:22.230831213</meta:creation-date>
    <dc:title>default</dc:title>
    <meta:editing-duration>PT11M33S</meta:editing-duration>
    <meta:editing-cycles>2</meta:editing-cycles>
    <meta:generator>LibreOffice/25.8.3.1$Linux_X86_64 LibreOffice_project/580$Build-1</meta:generator>
    <meta:initial-creator>Christopher Lorenzo</meta:initial-creator>
    <dc:date>2026-02-12T13:56:47.740009639</dc:date>
    <dc:creator>Christopher Lorenzo</dc:creator>
    <meta:document-statistic meta:table-count="0" meta:image-count="0" meta:object-count="0" meta:page-count="3" meta:paragraph-count="28" meta:word-count="991" meta:character-count="5287" meta:non-whitespace-character-count="4292"/>
    <meta:template xlink:type="simple" xlink:actuate="onRequest" xlink:title="default" xlink:href="../../../../../../Templates/default.ott" meta:date="2026-02-12T13:11:21.756185941"/>
  </office:meta>
</office:document-meta>
</file>